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 weight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desired output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33*0.5" office:value-type="float" office:value="0.16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33*0.5" office:value-type="float" office:value="0.165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33*0.5" office:value-type="float" office:value="0.16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1:11:23.872000000</meta:creation-date>
    <dc:date>2014-09-23T21:15:37.255000000</dc:date>
    <meta:editing-duration>P0D</meta:editing-duration>
    <meta:editing-cycles>1</meta:editing-cycles>
    <meta:document-statistic meta:table-count="1" meta:cell-count="48" meta:object-count="0"/>
    <meta:generator>LibreOffice/4.2.1.1$Windows_x86 LibreOffice_project/d7dbbd7842e6a58b0f521599204e827654e1fb8b</meta:generator>
  </office:meta>
</office:document-meta>
</file>